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58000000752D43A01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Segoe Script" svg:font-family="'Segoe Script'" style:font-family-generic="script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style:font-name="Comic Sans MS"/>
    </style:style>
    <style:style style:name="P3" style:family="paragraph">
      <style:paragraph-properties fo:text-align="center"/>
      <style:text-properties style:text-line-through-style="none" style:font-name="Arial" fo:font-size="15pt" fo:font-style="normal" style:text-underline-style="none" fo:font-weight="bold"/>
    </style:style>
    <style:style style:name="P4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scale="100%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MeleeDamag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ToHit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MeleeCold"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eleeShock"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eleeSonic"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eleeDarkrift"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eleeFire" form:control-implementation="ooo:com.sun.star.form.component.CheckBox" xml:id="control7" form:id="control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eleeEldritch" form:control-implementation="ooo:com.sun.star.form.component.CheckBox" xml:id="control8" form:id="control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eleePosion" form:control-implementation="ooo:com.sun.star.form.component.CheckBox" xml:id="control9" form:id="control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eleeSacred" form:control-implementation="ooo:com.sun.star.form.component.CheckBox" xml:id="control10" form:id="control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area form:name="MeleeAC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angeToHit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0in" svg:y="0.748in" svg:width="9.4252in" svg:height="1.0661in" draw:z-index="0"><draw:image xlink:href="Pictures/1000000000000458000000752D43A01D.png" xlink:type="simple" xlink:show="embed" xlink:actuate="onLoad"/></draw:frame><draw:control text:anchor-type="paragraph" draw:z-index="1" draw:name="MeleeToHit" draw:style-name="gr1" draw:text-style-name="P3" svg:width="0.3803in" svg:height="0.4453in" svg:x="0.6689in" svg:y="1.3161in" draw:control="control2"/><draw:control text:anchor-type="paragraph" draw:z-index="2" draw:style-name="gr1" draw:text-style-name="P3" svg:width="0.3705in" svg:height="0.4476in" svg:x="1.2366in" svg:y="1.3098in" draw:control="control1"/><draw:control text:anchor-type="paragraph" draw:z-index="3" draw:style-name="gr2" draw:text-style-name="P4" svg:width="0.1303in" svg:height="0.1205in" svg:x="1.1071in" svg:y="1.2902in" draw:control="control3"/><draw:control text:anchor-type="paragraph" draw:z-index="4" draw:style-name="gr2" draw:text-style-name="P4" svg:width="0.1303in" svg:height="0.1205in" svg:x="1.1071in" svg:y="1.4201in" draw:control="control4"/><draw:control text:anchor-type="paragraph" draw:z-index="5" draw:style-name="gr2" draw:text-style-name="P4" svg:width="0.1303in" svg:height="0.1205in" svg:x="1.1071in" svg:y="1.5402in" draw:control="control5"/><draw:control text:anchor-type="paragraph" draw:z-index="6" draw:style-name="gr2" draw:text-style-name="P4" svg:width="0.1303in" svg:height="0.1205in" svg:x="1.1071in" svg:y="1.6701in" draw:control="control6"/><draw:control text:anchor-type="paragraph" draw:z-index="7" draw:style-name="gr2" draw:text-style-name="P4" svg:width="0.1303in" svg:height="0.1205in" svg:x="1.5902in" svg:y="1.2902in" draw:control="control7"/><draw:control text:anchor-type="paragraph" draw:z-index="8" draw:style-name="gr2" draw:text-style-name="P4" svg:width="0.1303in" svg:height="0.1205in" svg:x="1.5902in" svg:y="1.4201in" draw:control="control8"/><draw:control text:anchor-type="paragraph" draw:z-index="9" draw:style-name="gr2" draw:text-style-name="P4" svg:width="0.1303in" svg:height="0.1205in" svg:x="1.5902in" svg:y="1.5402in" draw:control="control9"/><draw:control text:anchor-type="paragraph" draw:z-index="10" draw:style-name="gr2" draw:text-style-name="P4" svg:width="0.1303in" svg:height="0.1205in" svg:x="1.5902in" svg:y="1.6701in" draw:control="control10"/><draw:control text:anchor-type="paragraph" draw:z-index="11" draw:style-name="gr1" draw:text-style-name="P3" svg:width="0.4524in" svg:height="0.5004in" svg:x="1.7618in" svg:y="1.2929in" draw:control="control11"/><draw:control text:anchor-type="paragraph" draw:z-index="12" draw:style-name="gr1" draw:text-style-name="P3" svg:width="0.4524in" svg:height="0.5004in" svg:x="2.2402in" svg:y="1.3in" draw:control="control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Segoe Script" svg:font-family="'Segoe Script'" style:font-family-generic="script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un Reynolds</meta:initial-creator>
    <meta:creation-date>2017-02-15T18:17:31.05</meta:creation-date>
    <dc:date>2017-02-15T20:45:48.19</dc:date>
    <dc:creator>Shaun Reynolds</dc:creator>
    <meta:editing-duration>PT1H42M36S</meta:editing-duration>
    <meta:editing-cycles>7</meta:editing-cycles>
    <meta:generator>OpenOffice/4.1.2$Win32 OpenOffice.org_project/412m3$Build-9782</meta:generator>
    <meta:document-statistic meta:table-count="0" meta:image-count="1" meta:object-count="0" meta:page-count="1" meta:paragraph-count="0" meta:word-count="0" meta:character-count="0"/>
  </office:meta>
</office:document-meta>
</file>